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ec6f" officeooo:paragraph-rsid="001fec6f"/>
    </style:style>
    <style:style style:name="P2" style:family="paragraph" style:parent-style-name="Standard">
      <style:paragraph-properties fo:text-align="center" style:justify-single-word="false"/>
      <style:text-properties officeooo:rsid="001fec6f" officeooo:paragraph-rsid="001fec6f"/>
    </style:style>
    <style:style style:name="P3" style:family="paragraph" style:parent-style-name="Standard">
      <style:text-properties officeooo:rsid="0021b419" officeooo:paragraph-rsid="0021b419"/>
    </style:style>
    <style:style style:name="P4" style:family="paragraph" style:parent-style-name="Standard">
      <style:text-properties officeooo:rsid="0021b419" officeooo:paragraph-rsid="002241b8"/>
    </style:style>
    <style:style style:name="P5" style:family="paragraph" style:parent-style-name="Standard">
      <style:text-properties officeooo:rsid="002241b8" officeooo:paragraph-rsid="00234cf3"/>
    </style:style>
    <style:style style:name="P6" style:family="paragraph" style:parent-style-name="Standard">
      <style:text-properties officeooo:rsid="0026e775" officeooo:paragraph-rsid="0026e775"/>
    </style:style>
    <style:style style:name="P7" style:family="paragraph" style:parent-style-name="Standard">
      <style:text-properties officeooo:rsid="0027061a" officeooo:paragraph-rsid="0027061a"/>
    </style:style>
    <style:style style:name="P8" style:family="paragraph" style:parent-style-name="Standard">
      <style:text-properties fo:font-size="8pt" officeooo:rsid="0026e775" officeooo:paragraph-rsid="0026e775" style:font-size-asian="8pt" style:font-size-complex="8pt"/>
    </style:style>
    <style:style style:name="P9" style:family="paragraph" style:parent-style-name="Standard">
      <style:text-properties officeooo:rsid="00297cc7" officeooo:paragraph-rsid="00297cc7"/>
    </style:style>
    <style:style style:name="P10" style:family="paragraph" style:parent-style-name="Standard">
      <style:text-properties officeooo:rsid="002ad77b" officeooo:paragraph-rsid="00297cc7"/>
    </style:style>
    <style:style style:name="P11" style:family="paragraph" style:parent-style-name="Standard">
      <style:text-properties officeooo:rsid="002ad77b" officeooo:paragraph-rsid="002ad77b"/>
    </style:style>
    <style:style style:name="P12" style:family="paragraph" style:parent-style-name="Standard">
      <style:text-properties officeooo:rsid="002ad77b" officeooo:paragraph-rsid="002bfc48"/>
    </style:style>
    <style:style style:name="P13" style:family="paragraph" style:parent-style-name="Standard">
      <style:text-properties officeooo:rsid="002bfc48" officeooo:paragraph-rsid="002bfc48"/>
    </style:style>
    <style:style style:name="P14" style:family="paragraph" style:parent-style-name="Standard">
      <style:text-properties officeooo:rsid="002da7b6" officeooo:paragraph-rsid="002da7b6"/>
    </style:style>
    <style:style style:name="P15" style:family="paragraph" style:parent-style-name="Standard">
      <style:text-properties officeooo:rsid="002da7b6" officeooo:paragraph-rsid="002ed2e9"/>
    </style:style>
    <style:style style:name="P16" style:family="paragraph" style:parent-style-name="Standard">
      <style:text-properties style:text-position="0% 100%" officeooo:rsid="002ed2e9" officeooo:paragraph-rsid="002ed2e9"/>
    </style:style>
    <style:style style:name="P17" style:family="paragraph" style:parent-style-name="Standard">
      <style:text-properties style:text-position="0% 100%" officeooo:rsid="002ed2e9" officeooo:paragraph-rsid="00307b05"/>
    </style:style>
    <style:style style:name="P18" style:family="paragraph" style:parent-style-name="Standard">
      <style:text-properties style:text-position="0% 100%" officeooo:rsid="00307b05" officeooo:paragraph-rsid="00307b05"/>
    </style:style>
    <style:style style:name="P19" style:family="paragraph" style:parent-style-name="Standard">
      <style:text-properties style:text-position="0% 100%" officeooo:rsid="0032ae80" officeooo:paragraph-rsid="0032ae80"/>
    </style:style>
    <style:style style:name="P20" style:family="paragraph" style:parent-style-name="Standard">
      <style:text-properties style:text-position="0% 100%" officeooo:rsid="003688a6" officeooo:paragraph-rsid="003688a6"/>
    </style:style>
    <style:style style:name="P21" style:family="paragraph" style:parent-style-name="Standard">
      <style:text-properties style:text-position="0% 100%" officeooo:rsid="003688a6" officeooo:paragraph-rsid="00379ab5"/>
    </style:style>
    <style:style style:name="P22" style:family="paragraph" style:parent-style-name="Standard">
      <style:text-properties style:text-position="0% 100%" officeooo:rsid="00397476" officeooo:paragraph-rsid="00397476"/>
    </style:style>
    <style:style style:name="P23" style:family="paragraph" style:parent-style-name="Standard">
      <style:text-properties style:text-position="0% 100%" officeooo:rsid="0039d5a9" officeooo:paragraph-rsid="0039d5a9"/>
    </style:style>
    <style:style style:name="P24" style:family="paragraph" style:parent-style-name="Standard">
      <style:text-properties style:text-position="0% 100%" officeooo:rsid="003a3c62" officeooo:paragraph-rsid="003a3c62"/>
    </style:style>
    <style:style style:name="P25" style:family="paragraph" style:parent-style-name="Standard">
      <style:paragraph-properties fo:break-before="page"/>
      <style:text-properties officeooo:rsid="0027061a" officeooo:paragraph-rsid="0027061a"/>
    </style:style>
    <style:style style:name="P26" style:family="paragraph" style:parent-style-name="Standard">
      <style:paragraph-properties fo:break-before="page"/>
      <style:text-properties officeooo:rsid="002bfc48" officeooo:paragraph-rsid="002bfc48"/>
    </style:style>
    <style:style style:name="P27" style:family="paragraph" style:parent-style-name="Standard">
      <style:paragraph-properties fo:break-before="page"/>
      <style:text-properties style:text-position="0% 100%" officeooo:rsid="003688a6" officeooo:paragraph-rsid="003688a6"/>
    </style:style>
    <style:style style:name="T1" style:family="text">
      <style:text-properties officeooo:rsid="0021b419"/>
    </style:style>
    <style:style style:name="T2" style:family="text">
      <style:text-properties officeooo:rsid="002241b8"/>
    </style:style>
    <style:style style:name="T3" style:family="text">
      <style:text-properties officeooo:rsid="00234cf3"/>
    </style:style>
    <style:style style:name="T4" style:family="text">
      <style:text-properties officeooo:rsid="0026e775"/>
    </style:style>
    <style:style style:name="T5" style:family="text">
      <style:text-properties officeooo:rsid="0027061a"/>
    </style:style>
    <style:style style:name="T6" style:family="text">
      <style:text-properties fo:color="#ff3333"/>
    </style:style>
    <style:style style:name="T7" style:family="text">
      <style:text-properties fo:color="#ff3333" officeooo:rsid="0027061a"/>
    </style:style>
    <style:style style:name="T8" style:family="text">
      <style:text-properties fo:color="#ff3333" fo:font-size="8pt" officeooo:rsid="0027061a" style:font-size-asian="8pt" style:font-size-complex="8pt"/>
    </style:style>
    <style:style style:name="T9" style:family="text">
      <style:text-properties fo:color="#6666ff"/>
    </style:style>
    <style:style style:name="T10" style:family="text">
      <style:text-properties fo:color="#6666ff" officeooo:rsid="0027061a"/>
    </style:style>
    <style:style style:name="T11" style:family="text">
      <style:text-properties fo:font-size="8pt" style:font-size-asian="8pt" style:font-size-complex="8pt"/>
    </style:style>
    <style:style style:name="T12" style:family="text">
      <style:text-properties fo:font-size="8pt" officeooo:rsid="0027061a" style:font-size-asian="8pt" style:font-size-complex="8pt"/>
    </style:style>
    <style:style style:name="T13" style:family="text">
      <style:text-properties officeooo:rsid="0028cf65"/>
    </style:style>
    <style:style style:name="T14" style:family="text">
      <style:text-properties officeooo:rsid="002ad77b"/>
    </style:style>
    <style:style style:name="T15" style:family="text">
      <style:text-properties officeooo:rsid="002bfc48"/>
    </style:style>
    <style:style style:name="T16" style:family="text">
      <style:text-properties style:text-position="super 58%" officeooo:rsid="002bfc48"/>
    </style:style>
    <style:style style:name="T17" style:family="text">
      <style:text-properties style:text-position="super 58%" officeooo:rsid="002ed2e9"/>
    </style:style>
    <style:style style:name="T18" style:family="text">
      <style:text-properties style:text-position="super 58%" officeooo:rsid="00307b05"/>
    </style:style>
    <style:style style:name="T19" style:family="text">
      <style:text-properties officeooo:rsid="002da7b6"/>
    </style:style>
    <style:style style:name="T20" style:family="text">
      <style:text-properties style:text-position="sub 58%" officeooo:rsid="002da7b6"/>
    </style:style>
    <style:style style:name="T21" style:family="text">
      <style:text-properties style:text-position="sub 58%" officeooo:rsid="00307b05"/>
    </style:style>
    <style:style style:name="T22" style:family="text">
      <style:text-properties officeooo:rsid="002ed2e9"/>
    </style:style>
    <style:style style:name="T23" style:family="text">
      <style:text-properties style:text-position="0% 100%" officeooo:rsid="002ed2e9"/>
    </style:style>
    <style:style style:name="T24" style:family="text">
      <style:text-properties officeooo:rsid="00307b05"/>
    </style:style>
    <style:style style:name="T25" style:family="text">
      <style:text-properties officeooo:rsid="00316330"/>
    </style:style>
    <style:style style:name="T26" style:family="text">
      <style:text-properties officeooo:rsid="003443a8"/>
    </style:style>
    <style:style style:name="T27" style:family="text">
      <style:text-properties officeooo:rsid="003688a6"/>
    </style:style>
    <style:style style:name="T28" style:family="text">
      <style:text-properties officeooo:rsid="00379ab5"/>
    </style:style>
    <style:style style:name="T29" style:family="text">
      <style:text-properties officeooo:rsid="0039d5a9"/>
    </style:style>
    <style:style style:name="T30" style:family="text">
      <style:text-properties officeooo:rsid="003a3c62"/>
    </style:style>
    <style:style style:name="T31" style:family="text">
      <style:text-properties officeooo:rsid="003b81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tecting Relevant Arguments<text:line-break/><text:span text:style-name="T2">in Boolean Functions</text:span></text:p>
      <text:p text:style-name="P2">by Sven Nilsen, 2018</text:p>
      <text:p text:style-name="P1"/>
      <text:p text:style-name="P3">In an asymmetric path the `unit` function is used to erase input arguments. <text:span text:style-name="T2">If the path exists, then the argument is irrelevant. Here is a function of two variables where the first argument is irrelevant:</text:span></text:p>
      <text:p text:style-name="P1"/>
      <text:p text:style-name="P1"><text:tab/>f[<text:span text:style-name="T1">unit ⨯ id → id]</text:span></text:p>
      <text:p text:style-name="P1"/>
      <text:p text:style-name="P4"><text:span text:style-name="T2">When reverse engineering a boolean function of many variables, it is desirable to eliminate all irrelevant arguments. This must be done without the ability to introspect the function, but only manipulate the input values and computing the output. The problem is to find an efficient algorithm for doing so.</text:span></text:p>
      <text:p text:style-name="P4"/>
      <text:p text:style-name="P5">One idea is to select a random input for all values, and then turn on/off the arguments one by one. <text:span text:style-name="T3">Some changes will affect the output, while other changes will give the same output. If the output is affected by the change, then the function depends on that particular argument.</text:span></text:p>
      <text:p text:style-name="P5"/>
      <text:p text:style-name="P5"><text:span text:style-name="T3">There is a probability P associated with selecting a random boolean function of N arguments, selecting a random set of input bits and then toggling one input value to see whether the output value changes. This probability does not depend on which input that is selected, because this is a symmetry in the space of functions.</text:span></text:p>
      <text:p text:style-name="P5"/>
      <text:p text:style-name="P5"><text:tab/><text:span text:style-name="T4">P0<text:tab/><text:tab/>The argument is irrelevant when all other inputs are fixed</text:span></text:p>
      <text:p text:style-name="P5"><text:tab/><text:span text:style-name="T4">P1<text:tab/><text:tab/>The argument is relevant when all other inputs are fixed</text:span></text:p>
      <text:p text:style-name="P5"/>
      <text:p text:style-name="P7">One can use a binary encoding of the output to count the functions of type `bool → bool`:</text:p>
      <text:p text:style-name="P5"/>
      <text:p text:style-name="P5"><text:tab/><text:span text:style-name="T4">00<text:tab/>P0</text:span></text:p>
      <text:p text:style-name="P5"><text:tab/><text:span text:style-name="T4">01<text:tab/>P1</text:span></text:p>
      <text:p text:style-name="P5"><text:tab/><text:span text:style-name="T4">10<text:tab/>P1</text:span></text:p>
      <text:p text:style-name="P5"><text:tab/><text:span text:style-name="T4">11<text:tab/>P0</text:span></text:p>
      <text:p text:style-name="P5"/>
      <text:p text:style-name="P6">In the function space `bool → bool` the probability <text:span text:style-name="T13">of </text:span>P<text:span text:style-name="T13">0</text:span> is 0.5, <text:span text:style-name="T13">or 50%</text:span>. <text:span text:style-name="T13">Since there is just one argument, this is the same probability as the argument being irrelevant for all inputs.</text:span></text:p>
      <text:p text:style-name="P6"/>
      <text:p text:style-name="P25">The same is true for any <text:span text:style-name="T13">boolean function space: 50% probability of an argument being irrelevant when all other inputs are fixed (P0). Assuming the last input bit is toggled, one has made a choice of the other inputs such that there is only a judgement of the pattern `00` which is P0 when the bits are equivalent.</text:span></text:p>
      <text:p text:style-name="P7"/>
      <text:p text:style-name="P9">It is easy to see why this is true by pairing up <text:span text:style-name="T6">P0s</text:span> with <text:span text:style-name="T9">P1s</text:span> after taking the average of each choice:</text:p>
      <text:p text:style-name="P7"/>
      <text:p text:style-name="P6"><text:tab/><text:span text:style-name="T11">0000<text:tab/>P0</text:span><text:span text:style-name="T12">P0<text:tab/></text:span><text:span text:style-name="T8">P0</text:span></text:p>
      <text:p text:style-name="P8"><text:tab/>0001<text:tab/><text:span text:style-name="T5">P0P1<text:tab/>P0.5</text:span></text:p>
      <text:p text:style-name="P8"><text:tab/>0010<text:tab/><text:span text:style-name="T5">P0P1<text:tab/>P0.5</text:span></text:p>
      <text:p text:style-name="P8"><text:tab/>0011<text:tab/><text:span text:style-name="T5">P0P0<text:tab/></text:span><text:span text:style-name="T7">P0</text:span></text:p>
      <text:p text:style-name="P8"><text:tab/>0100<text:tab/><text:span text:style-name="T5">P1P0<text:tab/>P0.5</text:span></text:p>
      <text:p text:style-name="P8"><text:tab/>0101<text:tab/><text:span text:style-name="T5">P1P1<text:tab/></text:span><text:span text:style-name="T10">P1</text:span></text:p>
      <text:p text:style-name="P8"><text:tab/>0110<text:tab/><text:span text:style-name="T5">P1P1<text:tab/></text:span><text:span text:style-name="T10">P1</text:span></text:p>
      <text:p text:style-name="P8"><text:tab/>0111<text:tab/><text:span text:style-name="T5">P1P0<text:tab/>P0.5</text:span></text:p>
      <text:p text:style-name="P8"><text:tab/>1000<text:tab/><text:span text:style-name="T5">P1P0<text:tab/>P0.5</text:span></text:p>
      <text:p text:style-name="P8"><text:tab/>1001<text:tab/><text:span text:style-name="T5">P1P1<text:tab/></text:span><text:span text:style-name="T10">P1</text:span></text:p>
      <text:p text:style-name="P8"><text:tab/>1010<text:tab/><text:span text:style-name="T5">P1P1<text:tab/></text:span><text:span text:style-name="T10">P1</text:span></text:p>
      <text:p text:style-name="P8"><text:tab/>1011<text:tab/><text:span text:style-name="T5">P1P0<text:tab/>P0.5</text:span></text:p>
      <text:p text:style-name="P8"><text:tab/>1100<text:tab/><text:span text:style-name="T5">P0P0<text:tab/></text:span><text:span text:style-name="T7">P0</text:span></text:p>
      <text:p text:style-name="P8"><text:tab/>1101<text:tab/><text:span text:style-name="T5">P0P1<text:tab/>P0.5</text:span></text:p>
      <text:p text:style-name="P8"><text:tab/>1110<text:tab/><text:span text:style-name="T5">P0P1<text:tab/>P0.5</text:span></text:p>
      <text:p text:style-name="P8"><text:tab/>1111<text:tab/><text:span text:style-name="T5">P0P0<text:tab/></text:span><text:span text:style-name="T7">P0</text:span></text:p>
      <text:p text:style-name="P6"/>
      <text:p text:style-name="P9">An argument is relevant when there exists some configuration of the other inputs where toggling the value changes the output value:</text:p>
      <text:p text:style-name="P9"/>
      <text:p text:style-name="P9"><text:tab/>∃ oi : other_input { f(oi, false) ¬= f(oi, true) }</text:p>
      <text:p text:style-name="P9"/>
      <text:p text:style-name="P9">An argument is irrelevant when toggling it for all configurations of the other inputs does not change the output:</text:p>
      <text:p text:style-name="P9"/>
      <text:p text:style-name="P9"><text:tab/>∀ oi : other_input { f(oi, false) = f(oi, true) }</text:p>
      <text:p text:style-name="P9"/>
      <text:p text:style-name="P9">Finding out whether an argument is relevant or irrelevant is equally hard. <text:span text:style-name="T14">Assume there was an easy way to detect whether an argument is relevant, but only hard ways to figure out whether an argument is irrelevant. Since an argument is irrelevant when it is not relevant, one could use the same easy algorithm to detect whether an argument is irrelevant by flipping the answer. Therefore, there can not be only hard ways to figure out whether an argument is irrelevant, which proves by contradiction that it is equally hard to detect both properties:</text:span></text:p>
      <text:p text:style-name="P9"/>
      <text:p text:style-name="P9"><text:tab/><text:span text:style-name="T14">irrelevant = not · relevant</text:span></text:p>
      <text:p text:style-name="P10"/>
      <text:p text:style-name="P12">If an argument is relevant for some configuration of the other inputs, then there is no need to look further. This means that an algorithm that detects whether a single argument is relevant can terminate. The probability that a<text:span text:style-name="T15">n</text:span> <text:span text:style-name="T15">algorithm terminates after N tries, selecting random inputs and toggles the argument, is:</text:span></text:p>
      <text:p text:style-name="P11"/>
      <text:p text:style-name="P11"><text:tab/><text:span text:style-name="T15">1 – 0.5</text:span><text:span text:style-name="T16">N</text:span></text:p>
      <text:p text:style-name="P11"/>
      <text:p text:style-name="P13">So, this is the confidence that the argument is irrelevant after N tries.</text:p>
      <text:p text:style-name="P13"/>
      <text:p text:style-name="P13"/>
      <text:p text:style-name="P26">However, one can do better than just selecting random inputs when detecting all arguments and when the number of relevant arguments are few compared to the total number of arguments. By checking all values of <text:span text:style-name="T19">known relevant arguments and selecting random values for the remaining arguments, one can assign a confidence to the belief that all the remaining arguments are irrelevant. This is done by taking the product of the individual confidence for each remaining argument:</text:span></text:p>
      <text:p text:style-name="P13"/>
      <text:p text:style-name="P13"><text:tab/><text:span text:style-name="T22">C = </text:span>∏ <text:span text:style-name="T19">i { c</text:span><text:span text:style-name="T20">i</text:span><text:span text:style-name="T19"> }</text:span></text:p>
      <text:p text:style-name="P13"/>
      <text:p text:style-name="P14">Where `c` is the confidence that the argument is irrelevant for argument `i`.</text:p>
      <text:p text:style-name="P14"/>
      <text:p text:style-name="P14">Imagine an algorithm that selects random values for all inputs and then toggles each input, not found to be relevant so far, to see whether the output changes. It keeps track of all relevant arguments. Occasionally, the algorithm checks all values of the known relevant arguments. Since the algorithm performs the same <text:span text:style-name="T22">toggle </text:span>check for all inputs, the confidence that an argument is irrelevant is the same, <text:span text:style-name="T22">so the product can be simplified. It depends on the number of tries the algorithm has done overall:</text:span></text:p>
      <text:p text:style-name="P14"/>
      <text:p text:style-name="P15"><text:tab/><text:span text:style-name="T22">C = (1 – 0.5</text:span><text:span text:style-name="T16">N</text:span><text:span text:style-name="T23">)</text:span><text:span text:style-name="T17">A</text:span></text:p>
      <text:p text:style-name="P15"><text:span text:style-name="T23"/></text:p>
      <text:p text:style-name="P16">Where N is number of steps and A is the number of remaining arguments. <text:span text:style-name="T24">From this one can derive a formula for the expected number of steps to reach a level of confidence:</text:span></text:p>
      <text:p text:style-name="P16"/>
      <text:p text:style-name="P16"><text:tab/><text:span text:style-name="T24">C</text:span><text:span text:style-name="T18">1/A</text:span><text:span text:style-name="T24"> = 1 – 0.5</text:span><text:span text:style-name="T18">N</text:span></text:p>
      <text:p text:style-name="P16"><text:tab/><text:span text:style-name="T24">0.5</text:span><text:span text:style-name="T18">N</text:span><text:span text:style-name="T24"> = 1 – C</text:span><text:span text:style-name="T18">1/A</text:span></text:p>
      <text:p text:style-name="P16"><text:tab/><text:span text:style-name="T24">N = ln(1 – C</text:span><text:span text:style-name="T18">1/A</text:span><text:span text:style-name="T24">)/ln(0.5)</text:span></text:p>
      <text:p text:style-name="P17"><text:span text:style-name="T24"><text:tab/>N = -ln(1 – C</text:span><text:span text:style-name="T18">1/A</text:span><text:span text:style-name="T24">)/ln(2)</text:span></text:p>
      <text:p text:style-name="P17"><text:tab/><text:span text:style-name="T24">N = -log</text:span><text:span text:style-name="T21">2</text:span><text:span text:style-name="T24">(1 – C</text:span><text:span text:style-name="T18">1/A</text:span><text:span text:style-name="T24">)</text:span></text:p>
      <text:p text:style-name="P17"/>
      <text:p text:style-name="P18">The number of steps required <text:span text:style-name="T25">to reach a level of confidence</text:span> is always lower for fewer remaining arguments. Therefore, if some arguments were found to be relevant <text:span text:style-name="T25">during the search to reach the level of confidence</text:span>, then it only increase<text:span text:style-name="T25">s</text:span> the confidence that the remaining arguments are irrelevant. <text:span text:style-name="T25">This algorithm can be used to estimate the number of steps required to each a level of confidence simply by counting the number of input bits in the boolean function.</text:span></text:p>
      <text:p text:style-name="P18"/>
      <text:p text:style-name="P19">Usually, one is only interested in confidence levels close to 100%. Assume a boolean function has A number of arguments. To reach 0.99 confidence from 0.9, it requires a certain number of extra steps. Likewise, to reach 0.999 from 0.99, it requires another extra steps. It turns out that the number of extra steps taken to add another `9` digit largely <text:span text:style-name="T31">ignores</text:span> the number of arguments A. It converges to:</text:p>
      <text:p text:style-name="P19"/>
      <text:p text:style-name="P19"><text:tab/>ln(10)/ln(2) = 3.3219280948873626</text:p>
      <text:p text:style-name="P19"/>
      <text:p text:style-name="P19">So, after just 10 extra steps, 3 new digits is added to the confidence. <text:span text:style-name="T26">As a thumb rule, to become 1000 times more confident one needs 10 extra steps. The cool thing about this is that it is not necessary to run the check for all known relevant arguments for each step. One can run the steps until the estimated required level of confidence, then run the check once and add additional relevant arguments, repeating the check. The confidence that the remaining arguments are irrelevant is the same whether the checks are run during the search or at the end.</text:span></text:p>
      <text:p text:style-name="P19"/>
      <text:p text:style-name="P27">This algorithm can also be used to find examples of a sub-type.</text:p>
      <text:p text:style-name="P20"/>
      <text:p text:style-name="P20">For example, assume a type `A` has a binary encoding. A function `g` takes type `A` and returns `true` <text:span text:style-name="T28">only when a few bits has a particular configuration</text:span>.</text:p>
      <text:p text:style-name="P19"/>
      <text:p text:style-name="P19"><text:tab/><text:span text:style-name="T27">x : [g] true</text:span></text:p>
      <text:p text:style-name="P19"/>
      <text:p text:style-name="P19"><text:tab/><text:span text:style-name="T27">g : A → bool</text:span></text:p>
      <text:p text:style-name="P19"/>
      <text:p text:style-name="P21">The algorithm that detects relevant bits in `A` does so quickly, reaching a high level of confidence. However, in order for <text:span text:style-name="T28">a bit in the encoding to be relevant, it must toggle the value between `true` and `false` during the search. At this moment the algorithm has found a solution to `x`!</text:span></text:p>
      <text:p text:style-name="P21"/>
      <text:p text:style-name="P21">This <text:span text:style-name="T28">tells us something about problems that are hard to solve. In order for a problem to be hard to solve, the function `g` needs to depend on lots of bits. Still, even it depends on lots of bits, it must return `false` for most of these configurations. So, it seems like most of the relevant arguments behave like irrelevant arguments most of the time! The `g` function returns `false` for most inputs.</text:span></text:p>
      <text:p text:style-name="P21"/>
      <text:p text:style-name="P22">The problem is kind of like figuring out what came first of the chicken and the egg. In order to find a solution easier, one must filter out irrelevant arguments, but this is not possible without producing a solution. Therefore, a hard problem does not become easier <text:span text:style-name="T29">over time. We already know that the confidence level that all arguments are irrelevant will only increase toward 100% without finding a solution. The algorithm is doing no better than just stumbling upon a solution by pure chance.</text:span></text:p>
      <text:p text:style-name="P22"/>
      <text:p text:style-name="P23">For example, a logical proof must return `true` for all input arguments. If it was easy to find some input for which the logical proof returned `false`, then it would also be easy to check a proof. Now, one can imagine that if one could remove all irrelevant arguments, it would make the check much easier. The problem is that in a black-box proof one does not know which arguments are relevant! On the other hand, in a proof where the expressions can be analyzed, it is possible to <text:span text:style-name="T30">know which arguments that are relevant for a particular part of the proof, and thus a solver can be designed to take advantage of this knowledge.</text:span></text:p>
      <text:p text:style-name="P23"/>
      <text:p text:style-name="P24">Detecting relevant arguments is only efficient when there is an easy function to be learned. So, the confidence that the remaining arguments are irrelevant can also be interpreted as “irrelevant or hard to detect the diffe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2T02:24:06.982842000</meta:creation-date>
    <dc:date>2018-02-17T20:43:55.204398000</dc:date>
    <meta:editing-duration>PT5M49S</meta:editing-duration>
    <meta:editing-cycles>1</meta:editing-cycles>
    <meta:document-statistic meta:table-count="0" meta:image-count="0" meta:object-count="0" meta:page-count="4" meta:paragraph-count="66" meta:word-count="1542" meta:character-count="8692" meta:non-whitespace-character-count="7170"/>
    <meta:generator>LibreOffice/5.1.2.2$MacOSX_X86_64 LibreOffice_project/d3bf12ecb743fc0d20e0be0c58ca359301eb705f</meta:generator>
  </office:meta>
</office:document-meta>
</file>